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4375in" table:align="left"/>
    </style:style>
    <style:style style:name="Table1.A" style:family="table-column">
      <style:table-column-properties style:column-width="0.625in"/>
    </style:style>
    <style:style style:name="Table1.B" style:family="table-column">
      <style:table-column-properties style:column-width="0.5625in"/>
    </style:style>
    <style:style style:name="Table1.C"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2" style:family="table">
      <style:table-properties style:width="4in" table:align="left"/>
    </style:style>
    <style:style style:name="Table2.A"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ff56e"/>
    </style:style>
    <style:style style:name="P3" style:family="paragraph" style:parent-style-name="Standard">
      <style:paragraph-properties fo:text-align="center" style:justify-single-word="false"/>
      <style:text-properties fo:font-size="14pt" fo:font-weight="bold" officeooo:paragraph-rsid="001ff56e"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2fc1a8" officeooo:paragraph-rsid="002fc1a8"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2fc1a8" officeooo:paragraph-rsid="002fc1a8" style:font-size-asian="14pt" style:font-weight-asian="normal" style:font-size-complex="14pt" style:font-weight-complex="normal"/>
    </style:style>
    <style:style style:name="P6" style:family="paragraph" style:parent-style-name="Standard">
      <style:text-properties fo:font-weight="bold" officeooo:paragraph-rsid="001ff56e" style:font-weight-asian="bold" style:font-weight-complex="bold"/>
    </style:style>
    <style:style style:name="P7" style:family="paragraph" style:parent-style-name="Standard">
      <style:paragraph-properties fo:text-align="center" style:justify-single-word="false"/>
      <style:text-properties fo:font-weight="bold" officeooo:paragraph-rsid="00200410" style:font-weight-asian="bold" style:font-weight-complex="bold"/>
    </style:style>
    <style:style style:name="P8" style:family="paragraph" style:parent-style-name="Standard">
      <style:paragraph-properties fo:text-align="center" style:justify-single-word="false"/>
      <style:text-properties fo:font-weight="bold" officeooo:paragraph-rsid="001ff56e" style:font-weight-asian="bold" style:font-weight-complex="bold"/>
    </style:style>
    <style:style style:name="P9" style:family="paragraph" style:parent-style-name="Standard">
      <style:text-properties style:font-name="Liberation Mono" fo:font-size="10pt" officeooo:paragraph-rsid="001ff56e" style:font-size-asian="10pt" style:font-size-complex="10pt"/>
    </style:style>
    <style:style style:name="P10" style:family="paragraph" style:parent-style-name="Standard">
      <style:text-properties style:font-name="Liberation Mono" fo:font-size="10pt" officeooo:paragraph-rsid="0021bf40" style:font-size-asian="10pt" style:font-size-complex="10pt"/>
    </style:style>
    <style:style style:name="P11" style:family="paragraph" style:parent-style-name="Standard">
      <style:text-properties style:font-name="Liberation Mono" fo:font-size="10pt" officeooo:rsid="0021bf40" officeooo:paragraph-rsid="0021bf40" style:font-size-asian="10pt" style:font-size-complex="10pt"/>
    </style:style>
    <style:style style:name="P12" style:family="paragraph" style:parent-style-name="Standard">
      <style:text-properties officeooo:rsid="0020965c" officeooo:paragraph-rsid="0020965c"/>
    </style:style>
    <style:style style:name="P13" style:family="paragraph" style:parent-style-name="Standard">
      <style:text-properties officeooo:rsid="0021bf40" officeooo:paragraph-rsid="00271345"/>
    </style:style>
    <style:style style:name="P14" style:family="paragraph" style:parent-style-name="Standard">
      <style:text-properties officeooo:rsid="002c149f" officeooo:paragraph-rsid="002c149f"/>
    </style:style>
    <style:style style:name="P15" style:family="paragraph" style:parent-style-name="Standard">
      <style:text-properties officeooo:rsid="002d4cf7" officeooo:paragraph-rsid="002d4cf7"/>
    </style:style>
    <style:style style:name="P16" style:family="paragraph" style:parent-style-name="Standard">
      <style:text-properties officeooo:rsid="0034466a" officeooo:paragraph-rsid="0034466a"/>
    </style:style>
    <style:style style:name="P17" style:family="paragraph" style:parent-style-name="Standard">
      <style:paragraph-properties fo:margin-left="0.4925in" fo:margin-right="0in" fo:text-indent="0in" style:auto-text-indent="false"/>
      <style:text-properties style:font-name="Liberation Mono" fo:font-size="10pt" officeooo:paragraph-rsid="001ff56e" style:font-size-asian="10pt" style:font-size-complex="10pt"/>
    </style:style>
    <style:style style:name="P18" style:family="paragraph" style:parent-style-name="Standard">
      <style:paragraph-properties fo:margin-left="0.4925in" fo:margin-right="0in" fo:text-indent="0in" style:auto-text-indent="false"/>
      <style:text-properties style:font-name="Liberation Mono" fo:font-size="10pt" officeooo:rsid="0021bf40" officeooo:paragraph-rsid="0021bf40" style:font-size-asian="10pt" style:font-size-complex="10pt"/>
    </style:style>
    <style:style style:name="P19" style:family="paragraph" style:parent-style-name="Standard">
      <style:paragraph-properties fo:margin-left="0.4925in" fo:margin-right="0in" fo:keep-together="always" fo:orphans="0" fo:widows="0" fo:text-indent="0in" style:auto-text-indent="false" fo:keep-with-next="always"/>
      <style:text-properties style:font-name="Liberation Mono" fo:font-size="10pt" officeooo:rsid="0034466a" officeooo:paragraph-rsid="0034466a" style:font-size-asian="8.75pt" style:font-size-complex="10pt"/>
    </style:style>
    <style:style style:name="P20" style:family="paragraph" style:parent-style-name="Standard" style:master-page-name="">
      <style:paragraph-properties fo:margin-left="0.4925in" fo:margin-right="0in" fo:keep-together="always" fo:orphans="0" fo:widows="0" fo:text-indent="0in" style:auto-text-indent="false" style:page-number="auto" fo:keep-with-next="always"/>
      <style:text-properties style:font-name="Liberation Mono" fo:font-size="10pt" officeooo:rsid="0034466a" officeooo:paragraph-rsid="0034466a" style:font-size-asian="8.75pt" style:font-size-complex="10pt"/>
    </style:style>
    <style:style style:name="P21" style:family="paragraph" style:parent-style-name="Table_20_Contents">
      <style:paragraph-properties fo:text-align="center" style:justify-single-word="false"/>
      <style:text-properties officeooo:rsid="00200410" officeooo:paragraph-rsid="00200410"/>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officeooo:rsid="00200410" officeooo:paragraph-rsid="00200410" style:font-weight-asian="bold" style:font-weight-complex="bold"/>
    </style:style>
    <style:style style:name="P24" style:family="paragraph" style:parent-style-name="Heading_20_3" style:master-page-name="">
      <style:paragraph-properties style:page-number="auto"/>
    </style:style>
    <style:style style:name="P25" style:family="paragraph" style:parent-style-name="Heading_20_3" style:master-page-name="">
      <style:paragraph-properties fo:orphans="3" style:page-number="auto"/>
    </style:style>
    <style:style style:name="T1" style:family="text">
      <style:text-properties officeooo:rsid="0020965c"/>
    </style:style>
    <style:style style:name="T2" style:family="text">
      <style:text-properties officeooo:rsid="0021bf40"/>
    </style:style>
    <style:style style:name="T3" style:family="text">
      <style:text-properties officeooo:rsid="002354b2"/>
    </style:style>
    <style:style style:name="T4" style:family="text">
      <style:text-properties officeooo:rsid="0024ff5f"/>
    </style:style>
    <style:style style:name="T5" style:family="text">
      <style:text-properties officeooo:rsid="00271345"/>
    </style:style>
    <style:style style:name="T6" style:family="text">
      <style:text-properties officeooo:rsid="0030ea86"/>
    </style:style>
    <style:style style:name="T7" style:family="text">
      <style:text-properties officeooo:rsid="003238bf"/>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34baad"/>
    </style:style>
    <style:style style:name="fr1" style:family="graphic" style:parent-style-name="OLE">
      <style:graphic-properties style:vertical-pos="from-top" style:vertical-rel="paragraph" style:horizontal-pos="from-left" style:horizontal-rel="paragraph" draw:ole-draw-aspect="1"/>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H8-512K RAM add-on Programmer's Manual</text:p>
      <text:p text:style-name="P4">DRAFT</text:p>
      <text:p text:style-name="P5"><text:date style:data-style-name="N37" text:date-value="2018-11-19T15:06:01.703996406">11/19/18</text:date></text:p>
      <text:p text:style-name="P2"/>
      <text:p text:style-name="P2">The MMU organizes the RAM into 16K "pages", at 16K boundaries. It also divides the 64K CPU address space into 16K "blocks", at 16K boundaries. Any page may be assigned to any block. In addition, separate "page tables" exist for read vs. write, allowing direct copying between different regions of RAM.</text:p>
      <text:p text:style-name="P2"/>
      <text:p text:style-name="P2">The MMU I/O space is divided into 8 Output ports. Writing a 5-bit value to one of these ports will assign a RAM page to the corresponding address block, for either reading or writing. The following table shows port offsets and affected address blocks.</text:p>
      <text:p text:style-name="P2"/>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8"><text:s/>Port Offsets</text:p>
          </table:table-cell>
          <table:covered-table-cell/>
          <table:table-cell table:style-name="Table1.C1" table:number-rows-spanned="2" office:value-type="string">
            <text:p text:style-name="P7">CPU Memory</text:p>
            <text:p text:style-name="P8">Address Block </text:p>
          </table:table-cell>
        </table:table-row>
        <table:table-row>
          <table:table-cell table:style-name="Table1.A2" office:value-type="string">
            <text:p text:style-name="P6"><text:s/>Read <text:s/></text:p>
          </table:table-cell>
          <table:table-cell table:style-name="Table1.A2" office:value-type="string">
            <text:p text:style-name="P6"><text:s/>Write </text:p>
          </table:table-cell>
          <table:covered-table-cell/>
        </table:table-row>
        <table:table-row>
          <table:table-cell table:style-name="Table1.A2" office:value-type="string">
            <text:p text:style-name="P2"><text:s text:c="3"/>0 <text:s text:c="2"/></text:p>
          </table:table-cell>
          <table:table-cell table:style-name="Table1.A2" office:value-type="string">
            <text:p text:style-name="P2"><text:s text:c="3"/>4 <text:s text:c="2"/></text:p>
          </table:table-cell>
          <table:table-cell table:style-name="Table1.C3" office:value-type="string">
            <text:p text:style-name="P2"><text:s text:c="3"/>0000-3FFF <text:s text:c="2"/></text:p>
          </table:table-cell>
        </table:table-row>
        <table:table-row>
          <table:table-cell table:style-name="Table1.A2" office:value-type="string">
            <text:p text:style-name="P2"><text:s text:c="3"/>1 <text:s text:c="2"/></text:p>
          </table:table-cell>
          <table:table-cell table:style-name="Table1.A2" office:value-type="string">
            <text:p text:style-name="P2"><text:s text:c="3"/>5 <text:s text:c="2"/></text:p>
          </table:table-cell>
          <table:table-cell table:style-name="Table1.C3" office:value-type="string">
            <text:p text:style-name="P2"><text:s text:c="3"/>4000-7FFF <text:s text:c="2"/></text:p>
          </table:table-cell>
        </table:table-row>
        <table:table-row>
          <table:table-cell table:style-name="Table1.A2" office:value-type="string">
            <text:p text:style-name="P2"><text:s text:c="3"/>2 <text:s text:c="2"/></text:p>
          </table:table-cell>
          <table:table-cell table:style-name="Table1.A2" office:value-type="string">
            <text:p text:style-name="P2"><text:s text:c="3"/>6 <text:s text:c="2"/></text:p>
          </table:table-cell>
          <table:table-cell table:style-name="Table1.C3" office:value-type="string">
            <text:p text:style-name="P2"><text:s text:c="3"/>8000-BFFF <text:s text:c="2"/></text:p>
          </table:table-cell>
        </table:table-row>
        <table:table-row>
          <table:table-cell table:style-name="Table1.A2" office:value-type="string">
            <text:p text:style-name="P2"><text:s text:c="3"/>3 <text:s text:c="2"/></text:p>
          </table:table-cell>
          <table:table-cell table:style-name="Table1.A2" office:value-type="string">
            <text:p text:style-name="P2"><text:s text:c="3"/>7 <text:s text:c="2"/></text:p>
          </table:table-cell>
          <table:table-cell table:style-name="Table1.C3" office:value-type="string">
            <text:p text:style-name="P2"><text:s text:c="3"/>C000-FFFF <text:s text:c="2"/></text:p>
          </table:table-cell>
        </table:table-row>
      </table:table>
      <text:p text:style-name="P2"/>
      <text:p text:style-name="P2">Also note that the high bit (bit 7) of the data to these ports must be "1" in order to enable mapping. Any time data is output with bit 7 set to "0" the mapping will revert to the power-on state, where pages 0-3 are assigned blocks 0-3. This map enable feature is not normally used, except during initial switching to banked memory use. Once banked memory is setup, all bank switching should always have bit 7 set to "1". <text:span text:style-name="T1">The format of each page table entry is as follows. Note, “MAP” is not actually stored in the page table, but is rather a single, global, bit. The last byte output to any port offset will determine the MAP value.</text:span></text:p>
      <text:p text:style-name="P2"/>
      <table:table table:name="Table2" table:style-name="Table2">
        <table:table-column table:style-name="Table2.A" table:number-columns-repeated="8"/>
        <table:table-row>
          <table:table-cell table:style-name="Table2.A1" office:value-type="string">
            <text:p text:style-name="P23">D7</text:p>
          </table:table-cell>
          <table:table-cell table:style-name="Table2.A1" office:value-type="string">
            <text:p text:style-name="P23">D6</text:p>
          </table:table-cell>
          <table:table-cell table:style-name="Table2.A1" office:value-type="string">
            <text:p text:style-name="P23">D5</text:p>
          </table:table-cell>
          <table:table-cell table:style-name="Table2.A1" office:value-type="string">
            <text:p text:style-name="P23">D4</text:p>
          </table:table-cell>
          <table:table-cell table:style-name="Table2.A1" office:value-type="string">
            <text:p text:style-name="P23">D3</text:p>
          </table:table-cell>
          <table:table-cell table:style-name="Table2.A1" office:value-type="string">
            <text:p text:style-name="P23">D2</text:p>
          </table:table-cell>
          <table:table-cell table:style-name="Table2.A1" office:value-type="string">
            <text:p text:style-name="P23">D1</text:p>
          </table:table-cell>
          <table:table-cell table:style-name="Table2.H1" office:value-type="string">
            <text:p text:style-name="P23">D0</text:p>
          </table:table-cell>
        </table:table-row>
        <table:table-row>
          <table:table-cell table:style-name="Table2.A2" office:value-type="string">
            <text:p text:style-name="P21">MAP</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1">A18</text:p>
          </table:table-cell>
          <table:table-cell table:style-name="Table2.A2" office:value-type="string">
            <text:p text:style-name="P21">A17</text:p>
          </table:table-cell>
          <table:table-cell table:style-name="Table2.A2" office:value-type="string">
            <text:p text:style-name="P21">A16</text:p>
          </table:table-cell>
          <table:table-cell table:style-name="Table2.A2" office:value-type="string">
            <text:p text:style-name="P21">A15</text:p>
          </table:table-cell>
          <table:table-cell table:style-name="Table2.H2" office:value-type="string">
            <text:p text:style-name="P21">A14</text:p>
          </table:table-cell>
        </table:table-row>
      </table:table>
      <text:p text:style-name="P2"/>
      <text:p text:style-name="P12">CPU address lines A14 and A15 select which address block is being used, and the contents of the (read or write) page table entry determines address lines A14-A18 sent to the RAM chip(s). CPU address lines A0-A13 are passed to the RAM chip(s) directly. Any 16K page of RAM can be mapped to any 16K block of CPU addresses. 16K alignment is strictly maintained.</text:p>
      <text:p text:style-name="P12"/>
      <text:p text:style-name="P2">As with all banked memory schemes, care must <text:s/>be taken to ensure that the code which is executing is in memory that does not change with the mapping. It is also necessary to consider interrupts and whether the necessary code is available to service an interrupt. For this reason, interrupts are often disabled during critical bank switch operations.</text:p>
      <text:p text:style-name="P2"/>
      <text:p text:style-name="P2">Note that typical bank switching involves setting several page table entries, and such an operation is not atomic. This is another reason to disable interrupts during bank switching.</text:p>
      <text:p text:style-name="P2"><text:soft-page-break/></text:p>
      <text:p text:style-name="P14">The following diagram shows how addresses are mapped.</text:p>
      <text:p text:style-name="P14"><draw:frame draw:style-name="fr1" draw:name="Object1" text:anchor-type="paragraph" svg:x="0.6799in" svg:y="0in" svg:width="5.5425in" svg:height="4.6465in" draw:z-index="0"><draw:object xlink:href="./Object 1" xlink:type="simple" xlink:show="embed" xlink:actuate="onLoad"/><draw:image xlink:href="./ObjectReplacements/Object 1" xlink:type="simple" xlink:show="embed" xlink:actuate="onLoad"/></draw:frame>This diagram shows the relationship between CPU addresses and MMU Registers, as well as an example page table mapping to copy data from “bank 0” to “bank 7”. The code doing the copy must reside (execute) in common memory, C000-FFFF. This includes any additional resources such as stack.</text:p>
      <text:h text:style-name="Heading_20_3" text:outline-level="3">Initialization</text:h>
      <text:p text:style-name="P16">Care must be taken when initially setting up the MMU after a RESET (or power on). The disabled state is equivalent to a mapping of “0, 1, 2, 3”, <text:span text:style-name="T8">BUT</text:span> the MMU registers do not contain this mapping. The MMU must <text:span text:style-name="T8">NOT</text:span> be enabled until all mappings have been initialized. A typical sequence to perform initial mappings might be:</text:p>
      <text:p text:style-name="P16"/>
      <text:p text:style-name="P20"><text:soft-page-break/>setup:<text:tab/>di</text:p>
      <text:p text:style-name="P19"><text:tab/><text:tab/>mvi<text:tab/>a,0</text:p>
      <text:p text:style-name="P19"><text:tab/><text:tab/>out<text:tab/>mmu+0</text:p>
      <text:p text:style-name="P19"><text:tab/><text:tab/>out<text:tab/>mmu+4</text:p>
      <text:p text:style-name="P19"><text:tab/><text:tab/>inr<text:tab/>a</text:p>
      <text:p text:style-name="P19"><text:tab/><text:tab/>out<text:tab/>mmu+1</text:p>
      <text:p text:style-name="P19"><text:tab/><text:tab/>out<text:tab/>mmu+5</text:p>
      <text:p text:style-name="P19"><text:tab/><text:tab/>inr<text:tab/>a</text:p>
      <text:p text:style-name="P19"><text:tab/><text:tab/>out<text:tab/>mmu+2</text:p>
      <text:p text:style-name="P19"><text:tab/><text:tab/>out<text:tab/>mmu+6</text:p>
      <text:p text:style-name="P19"><text:tab/><text:tab/>inr<text:tab/>a</text:p>
      <text:p text:style-name="P19"><text:tab/><text:tab/>out<text:tab/>mmu+3</text:p>
      <text:p text:style-name="P19"><text:tab/><text:tab/>ori<text:tab/>080h</text:p>
      <text:p text:style-name="P19"><text:tab/><text:tab/>out<text:tab/>mmu+7</text:p>
      <text:p text:style-name="P19"><text:tab/><text:tab/>ei</text:p>
      <text:p text:style-name="P19"><text:tab/><text:tab/>ret</text:p>
      <text:p text:style-name="P16"/>
      <text:p text:style-name="P16">Note that running this initialization code at any other time is likely to cause a crash, <text:span text:style-name="T9">as disabling the MMU when non-default mapping is in use will likely cause the code being executed to disappear</text:span>.</text:p>
      <text:p text:style-name="P16"/>
      <text:h text:style-name="P25" text:outline-level="3">CP/M 3 Banked Memory</text:h>
      <text:p text:style-name="P2">Here is a typical CP/M 3 Bank Switching table for the first <text:span text:style-name="T7">208K (four 48K banks plus 16K common)</text:span> of the RAM:</text:p>
      <text:p text:style-name="P2"/>
      <text:p text:style-name="P18">table:<text:tab/>; <text:s text:c="3"/>_<text:span text:style-name="T5">00_40_80_C0_</text:span></text:p>
      <text:p text:style-name="P17">bank0:<text:tab/>db<text:tab/> 0, 1, 2, 3</text:p>
      <text:p text:style-name="P17">bank1:<text:tab/>db<text:tab/> 4, 5, 6, 3</text:p>
      <text:p text:style-name="P17">bank2:<text:tab/>db<text:tab/> 7, 8, 9, 3</text:p>
      <text:p text:style-name="P17">bank3:<text:tab/>db<text:tab/>10,11,12, 3<text:tab/>; not needed?</text:p>
      <text:p text:style-name="P2"/>
      <text:p text:style-name="P2">Note how the top address block, C000-FFFF, always contains the page value "3". This establishes "common memory" <text:span text:style-name="T1">(this mapping never changes)</text:span> and is necessary for CP/M 3 to operate. Also note that this table does not show bit 7 <text:span text:style-name="T1">(the MAP bit)</text:span>. <text:span text:style-name="T2">An implementation might set bit 7 of all bytes in the table only after proper detection/initialization of hardware is done.</text:span></text:p>
      <text:p text:style-name="P2"/>
      <text:p text:style-name="P2">Because of the separate page tables for read and write, the CP/M 3 "XMOVE" feature may be implemented. This allows for more flexible placement of buffers and can also improve performance of the Directory HASH Buffers and warm boot reloading of the CCP. XMOVE uses CP/M bank numbers, and so does not alter the page table scheme from what is normally used. <text:span text:style-name="T2">This is in contrast to a RAM Disk implementation, which is likely to directly map desired pages to a convenient address block for “I/O”.</text:span></text:p>
      <text:p text:style-name="P2"/>
      <text:p text:style-name="P2">The reference implementation (mem512k.asm) demonstrates all of the above. <text:span text:style-name="T2">An example bank select routine, where the logical bank number is passed in A, is:</text:span></text:p>
      <text:p text:style-name="P2"/>
      <text:p text:style-name="P11">bank$sel:</text:p>
      <text:p text:style-name="P10"><text:s text:c="8"/>lxi <text:s text:c="4"/>h,table ; <text:span text:style-name="T2">table of bank schemes</text:span></text:p>
      <text:p text:style-name="P9"><text:s text:c="8"/>add <text:s text:c="4"/>a</text:p>
      <text:p text:style-name="P9"><text:s text:c="8"/>add <text:s text:c="4"/>a</text:p>
      <text:p text:style-name="P9"><text:s text:c="8"/>mov <text:s text:c="4"/>c,a <text:s text:c="4"/>; <text:span text:style-name="T3">logical bank number * 4</text:span></text:p>
      <text:p text:style-name="P9"><text:soft-page-break/><text:s text:c="8"/>mvi <text:s text:c="4"/>b,0 <text:s text:c="4"/>;</text:p>
      <text:p text:style-name="P9"><text:s text:c="8"/>dad <text:s text:c="4"/>b <text:s text:c="6"/>; <text:span text:style-name="T2">index to desired bank</text:span></text:p>
      <text:p text:style-name="P9"><text:s text:c="8"/>push <text:s text:c="3"/>h <text:s text:c="6"/>; same mapping for <text:span text:style-name="T5">RD and </text:span>WR</text:p>
      <text:p text:style-name="P9"><text:s text:c="8"/>mvi <text:s text:c="4"/>b,4 <text:s text:c="4"/></text:p>
      <text:p text:style-name="P9"><text:s text:c="8"/>mvi <text:s text:c="4"/>c,mmu-1 </text:p>
      <text:p text:style-name="P9">bnksl1:</text:p>
      <text:p text:style-name="P9"><text:s text:c="8"/>inr <text:s text:c="4"/>c <text:s text:c="6"/>; <text:span text:style-name="T3">set RD pages</text:span></text:p>
      <text:p text:style-name="P9"><text:s text:c="8"/>outi</text:p>
      <text:p text:style-name="P9"><text:s text:c="8"/>jrnz <text:s text:c="3"/>bnksl1 <text:s/></text:p>
      <text:p text:style-name="P9"><text:s text:c="8"/>pop <text:s text:c="4"/>h</text:p>
      <text:p text:style-name="P9"><text:s text:c="8"/>mvi <text:s text:c="4"/>b,4 <text:s text:c="4"/></text:p>
      <text:p text:style-name="P9">bnksl2:</text:p>
      <text:p text:style-name="P9"><text:s text:c="8"/>inr <text:s text:c="4"/>c <text:s text:c="6"/>; <text:span text:style-name="T3">set WR pages</text:span></text:p>
      <text:p text:style-name="P9"><text:s text:c="8"/>outi</text:p>
      <text:p text:style-name="P9"><text:s text:c="8"/>jrnz <text:s text:c="3"/>bnksl2 <text:s/></text:p>
      <text:p text:style-name="P2"/>
      <text:p text:style-name="P13">This routine updates all 4 read page registers and all 4 write page registers. Both read and write <text:span text:style-name="T4">use</text:span> the same mapping, as required by CP/M 3 <text:span text:style-name="T5">(normal execution)</text:span>. <text:span text:style-name="T5">If address block C000-FFFF page mapping never changes, then only 3 page bytes need be output for each of RD and WR mappings. </text:span>For XMOVE, the setup <text:span text:style-name="T3">requires selecting a different table entry for RD vs. WR. The RAM Disk also takes advantage of this feature to directly copy to/from the device.</text:span></text:p>
      <text:p text:style-name="P2"/>
      <text:p text:style-name="P2"/>
      <text:h text:style-name="P24" text:outline-level="3">RAM Disk</text:h>
      <text:p text:style-name="P2">Since CP/M 3 can rarely take advantage of more that 3 banks <text:span text:style-name="T4">(160K)</text:span>, the additional memory beyond what CP/M 3 can use may be organized into a "RAM disk".</text:p>
      <text:p text:style-name="P2"/>
      <text:p text:style-name="P2">Because of the flexible page assignments and separate page tables for read and write, I/O to/from the RAM Disk can be done directly to the CP/M DMA Buffers. This greatly improves performance <text:span text:style-name="T4">and simplifies the driver code</text:span>.</text:p>
      <text:p text:style-name="P2"/>
      <text:p text:style-name="P2">The reference RAM Disk implementation (rd512k.asm) computes the page (1<text:span text:style-name="T5">3</text:span>-31) which represents the desired disk data, then creates read and write page selections base on direction of transfer and user's DMA buffer and bank. Note, the DMA buffer may be for BDOS buffers or the user's program space so a specific bank cannot be assumed.</text:p>
      <text:p text:style-name="P2"/>
      <text:p text:style-name="P15">The rd512k Ram Disk driver uses (remaps) CPU Address block 0000-3FFF to move data. Because a CP/M DMA buffer may be on any boundary, it is possible for it to span a 16K block. This requires the driver to also map the subsequent block (4000-7FFF) to the page following the start of the DMA buffer. Since all of CP/M 3 <text:span text:style-name="T6">BIOS </text:span>code resides above 8000, this is not a problem. Because <text:span text:style-name="T6">H8/H89</text:span> interrupt vectors are kept in page 0 (block 0000-3FFF), interrupts must be disabled during transf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age-number text:select-page="current">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20:54:37.489949245</meta:creation-date>
    <meta:editing-duration>P2DT2H2M54S</meta:editing-duration>
    <meta:editing-cycles>17</meta:editing-cycles>
    <meta:generator>LibreOffice/6.0.6.2$Linux_X86_64 LibreOffice_project/00m0$Build-2</meta:generator>
    <dc:date>2018-11-19T15:06:01.646221103</dc:date>
    <meta:document-statistic meta:table-count="2" meta:image-count="0" meta:object-count="1" meta:page-count="4" meta:paragraph-count="98" meta:word-count="1175" meta:character-count="6787" meta:non-whitespace-character-count="53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fo:min-height="0.321cm" fo:min-width="1.278cm"/>
    </style:style>
    <style:style style:name="gr2" style:family="graphic" style:parent-style-name="standard">
      <style:graphic-properties draw:fill="solid" draw:fill-color="#ccffcc" draw:textarea-horizontal-align="justify" draw:textarea-vertical-align="middle" draw:auto-grow-height="false" fo:min-height="0.702cm" fo:min-width="1.627cm"/>
    </style:style>
    <style:style style:name="gr3" style:family="graphic" style:parent-style-name="standard">
      <style:graphic-properties draw:fill="solid" draw:fill-color="#ccffcc" draw:textarea-horizontal-align="justify" draw:textarea-vertical-align="middle" draw:auto-grow-height="false" fo:min-height="0.701cm" fo:min-width="1.627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fill="none" draw:textarea-vertical-align="middle"/>
    </style:style>
    <style:style style:name="gr6" style:family="graphic" style:parent-style-name="standard">
      <style:graphic-properties draw:textarea-horizontal-align="justify" draw:textarea-vertical-align="middle" draw:auto-grow-height="false" fo:min-height="0.702cm" fo:min-width="2.199cm"/>
    </style:style>
    <style:style style:name="gr7" style:family="graphic" style:parent-style-name="standard">
      <style:graphic-properties draw:textarea-horizontal-align="justify" draw:textarea-vertical-align="middle" draw:auto-grow-height="false" fo:min-height="0.701cm" fo:min-width="2.199cm"/>
    </style:style>
    <style:style style:name="gr8" style:family="graphic" style:parent-style-name="standard">
      <style:graphic-properties draw:fill="solid" draw:fill-color="#ffffff" draw:textarea-horizontal-align="justify" draw:textarea-vertical-align="middle" draw:auto-grow-height="false" fo:min-height="0.702cm" fo:min-width="2.199cm"/>
    </style:style>
    <style:style style:name="gr9" style:family="graphic" style:parent-style-name="objectwithoutfill">
      <style:graphic-properties draw:stroke="dash" draw:stroke-dash="Fine_20_Dashed" svg:stroke-color="#000000" draw:fill="none" draw:textarea-vertical-align="middle"/>
    </style:style>
    <style:style style:name="gr10" style:family="graphic" style:parent-style-name="standard">
      <style:graphic-properties draw:stroke="none" svg:stroke-color="#000000" draw:fill="none" draw:fill-color="#ffffff" fo:min-height="0.395cm"/>
    </style:style>
    <style:style style:name="P1" style:family="paragraph">
      <style:paragraph-properties fo:text-align="center"/>
    </style:style>
    <style:style style:name="P2" style:family="paragraph">
      <loext:graphic-properties draw:fill="solid" draw:fill-color="#ffffcc"/>
      <style:paragraph-properties fo:text-align="center"/>
      <style:text-properties fo:font-size="10pt" style:font-size-asian="18pt" style:font-size-complex="18pt"/>
    </style:style>
    <style:style style:name="P3" style:family="paragraph">
      <loext:graphic-properties draw:fill="solid" draw:fill-color="#ccffcc"/>
      <style:paragraph-properties fo:text-align="center"/>
      <style:text-properties fo:font-size="10pt" style:font-size-asian="18pt" style:font-size-complex="18pt"/>
    </style:style>
    <style:style style:name="P4" style:family="paragraph">
      <loext:graphic-properties draw:fill="none"/>
      <style:paragraph-properties fo:text-align="center"/>
      <style:text-properties fo:font-size="10pt" style:font-size-asian="18pt" style:font-size-complex="18pt"/>
    </style:style>
    <style:style style:name="P5" style:family="paragraph">
      <loext:graphic-properties draw:fill="none"/>
      <style:paragraph-properties fo:text-align="center"/>
    </style:style>
    <style:style style:name="P6" style:family="paragraph">
      <style:paragraph-properties fo:text-align="center"/>
      <style:text-properties fo:font-size="10pt" style:font-size-asian="18pt" style:font-size-complex="18pt"/>
    </style:style>
    <style:style style:name="P7" style:family="paragraph">
      <loext:graphic-properties draw:fill="solid" draw:fill-color="#ffffff"/>
      <style:paragraph-properties fo:text-align="center"/>
      <style:text-properties fo:font-size="10pt" style:font-size-asian="18pt" style:font-size-complex="18pt"/>
    </style:style>
    <style:style style:name="P8" style:family="paragraph">
      <loext:graphic-properties draw:fill="none" draw:fill-color="#ffffff"/>
      <style:text-properties fo:font-size="10pt" style:font-size-asian="18pt" style:font-size-complex="18pt"/>
    </style:style>
    <style:style style:name="T1"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778cm" svg:height="0.571cm" svg:x="4.841cm" svg:y="2.588cm">
          <text:p text:style-name="P1"><text:span text:style-name="T1">0 = 80h</text:span></text:p>
          <draw:enhanced-geometry svg:viewBox="0 0 21600 21600" draw:type="rectangle" draw:enhanced-path="M 0 0 L 21600 0 21600 21600 0 21600 0 0 Z N"/>
        </draw:custom-shape>
        <draw:custom-shape draw:style-name="gr1" draw:text-style-name="P2" xml:id="id4" draw:id="id4" draw:layer="layout" svg:width="1.778cm" svg:height="0.571cm" svg:x="4.841cm" svg:y="3.319cm">
          <text:p text:style-name="P1"><text:span text:style-name="T1">1 = 81h</text:span></text:p>
          <draw:enhanced-geometry svg:viewBox="0 0 21600 21600" draw:type="rectangle" draw:enhanced-path="M 0 0 L 21600 0 21600 21600 0 21600 0 0 Z N"/>
        </draw:custom-shape>
        <draw:custom-shape draw:style-name="gr1" draw:text-style-name="P2" xml:id="id6" draw:id="id6" draw:layer="layout" svg:width="1.778cm" svg:height="0.571cm" svg:x="4.841cm" svg:y="4.05cm">
          <text:p text:style-name="P1"><text:span text:style-name="T1">2 = 82h</text:span></text:p>
          <draw:enhanced-geometry svg:viewBox="0 0 21600 21600" draw:type="rectangle" draw:enhanced-path="M 0 0 L 21600 0 21600 21600 0 21600 0 0 Z N"/>
        </draw:custom-shape>
        <draw:custom-shape draw:style-name="gr1" draw:text-style-name="P2" xml:id="id8" draw:id="id8" draw:layer="layout" svg:width="1.778cm" svg:height="0.571cm" svg:x="4.841cm" svg:y="4.779cm">
          <text:p text:style-name="P1"><text:span text:style-name="T1">3 = 83h</text:span></text:p>
          <draw:enhanced-geometry svg:viewBox="0 0 21600 21600" draw:type="rectangle" draw:enhanced-path="M 0 0 L 21600 0 21600 21600 0 21600 0 0 Z N"/>
        </draw:custom-shape>
        <draw:custom-shape draw:style-name="gr1" draw:text-style-name="P2" xml:id="id9" draw:id="id9" draw:layer="layout" svg:width="1.778cm" svg:height="0.571cm" svg:x="4.809cm" svg:y="6.429cm">
          <text:p text:style-name="P1"><text:span text:style-name="T1">4 = 9ch</text:span></text:p>
          <draw:enhanced-geometry svg:viewBox="0 0 21600 21600" draw:type="rectangle" draw:enhanced-path="M 0 0 L 21600 0 21600 21600 0 21600 0 0 Z N"/>
        </draw:custom-shape>
        <draw:custom-shape draw:style-name="gr1" draw:text-style-name="P2" xml:id="id10" draw:id="id10" draw:layer="layout" svg:width="1.778cm" svg:height="0.571cm" svg:x="4.809cm" svg:y="7.16cm">
          <text:p text:style-name="P1"><text:span text:style-name="T1">5 = 9dh</text:span></text:p>
          <draw:enhanced-geometry svg:viewBox="0 0 21600 21600" draw:type="rectangle" draw:enhanced-path="M 0 0 L 21600 0 21600 21600 0 21600 0 0 Z N"/>
        </draw:custom-shape>
        <draw:custom-shape draw:style-name="gr1" draw:text-style-name="P2" xml:id="id11" draw:id="id11" draw:layer="layout" svg:width="1.778cm" svg:height="0.571cm" svg:x="4.809cm" svg:y="7.891cm">
          <text:p text:style-name="P1"><text:span text:style-name="T1">6 = 9eh</text:span></text:p>
          <draw:enhanced-geometry svg:viewBox="0 0 21600 21600" draw:type="rectangle" draw:enhanced-path="M 0 0 L 21600 0 21600 21600 0 21600 0 0 Z N"/>
        </draw:custom-shape>
        <draw:custom-shape draw:style-name="gr1" draw:text-style-name="P2" xml:id="id12" draw:id="id12" draw:layer="layout" svg:width="1.778cm" svg:height="0.571cm" svg:x="4.809cm" svg:y="8.62cm">
          <text:p text:style-name="P1"><text:span text:style-name="T1">7 = 83h</text:span></text:p>
          <draw:enhanced-geometry svg:viewBox="0 0 21600 21600" draw:type="rectangle" draw:enhanced-path="M 0 0 L 21600 0 21600 21600 0 21600 0 0 Z N"/>
        </draw:custom-shape>
        <draw:custom-shape draw:style-name="gr2" draw:text-style-name="P3" xml:id="id1" draw:id="id1" draw:layer="layout" svg:width="2.127cm" svg:height="0.952cm" svg:x="1.063cm" svg:y="4.048cm">
          <text:p text:style-name="P1"><text:span text:style-name="T1">0000-3FFF</text:span></text:p>
          <draw:enhanced-geometry svg:viewBox="0 0 21600 21600" draw:type="rectangle" draw:enhanced-path="M 0 0 L 21600 0 21600 21600 0 21600 0 0 Z N"/>
        </draw:custom-shape>
        <draw:custom-shape draw:style-name="gr3" draw:text-style-name="P3" xml:id="id3" draw:id="id3" draw:layer="layout" svg:width="2.127cm" svg:height="0.951cm" svg:x="1.063cm" svg:y="5.044cm">
          <text:p text:style-name="P1"><text:span text:style-name="T1">4000-7FFF</text:span></text:p>
          <draw:enhanced-geometry svg:viewBox="0 0 21600 21600" draw:type="rectangle" draw:enhanced-path="M 0 0 L 21600 0 21600 21600 0 21600 0 0 Z N"/>
        </draw:custom-shape>
        <draw:custom-shape draw:style-name="gr2" draw:text-style-name="P3" xml:id="id5" draw:id="id5" draw:layer="layout" svg:width="2.127cm" svg:height="0.952cm" svg:x="1.063cm" svg:y="6.038cm">
          <text:p text:style-name="P1"><text:span text:style-name="T1">8000-BFFF</text:span></text:p>
          <draw:enhanced-geometry svg:viewBox="0 0 21600 21600" draw:type="rectangle" draw:enhanced-path="M 0 0 L 21600 0 21600 21600 0 21600 0 0 Z N"/>
        </draw:custom-shape>
        <draw:custom-shape draw:style-name="gr2" draw:text-style-name="P3" xml:id="id7" draw:id="id7" draw:layer="layout" svg:width="2.127cm" svg:height="0.952cm" svg:x="1.063cm" svg:y="7.033cm">
          <text:p text:style-name="P1"><text:span text:style-name="T1">C000-FFFF</text:span></text:p>
          <draw:enhanced-geometry svg:viewBox="0 0 21600 21600" draw:type="rectangle" draw:enhanced-path="M 0 0 L 21600 0 21600 21600 0 21600 0 0 Z N"/>
        </draw:custom-shape>
        <draw:connector draw:style-name="gr4" draw:text-style-name="P4" draw:layer="layout" draw:type="line" svg:x1="3.19cm" svg:y1="4.524cm" svg:x2="4.841cm" svg:y2="2.873cm" draw:start-shape="id1" draw:start-glue-point="1" draw:end-shape="id2" draw:end-glue-point="3" svg:d="M3190 4524l1651-1651" svg:viewBox="0 0 1652 1652">
          <text:p text:style-name="P1"><text:span text:style-name="T1">read</text:span></text:p>
        </draw:connector>
        <draw:connector draw:style-name="gr5" draw:text-style-name="P5" draw:layer="layout" draw:type="line" svg:x1="3.19cm" svg:y1="5.519cm" svg:x2="4.841cm" svg:y2="3.604cm" draw:start-shape="id3" draw:start-glue-point="1" draw:end-shape="id4" draw:end-glue-point="3" svg:d="M3190 5519l1651-1915" svg:viewBox="0 0 1652 1916">
          <text:p/>
        </draw:connector>
        <draw:connector draw:style-name="gr5" draw:text-style-name="P5" draw:layer="layout" draw:type="line" svg:x1="3.19cm" svg:y1="6.514cm" svg:x2="4.841cm" svg:y2="4.335cm" draw:start-shape="id5" draw:start-glue-point="1" draw:end-shape="id6" draw:end-glue-point="3" svg:d="M3190 6514l1651-2179" svg:viewBox="0 0 1652 2180">
          <text:p/>
        </draw:connector>
        <draw:connector draw:style-name="gr5" draw:text-style-name="P5" draw:layer="layout" draw:type="line" svg:x1="3.19cm" svg:y1="7.509cm" svg:x2="4.841cm" svg:y2="5.064cm" draw:start-shape="id7" draw:start-glue-point="1" draw:end-shape="id8" draw:end-glue-point="3" svg:d="M3190 7509l1651-2445" svg:viewBox="0 0 1652 2446">
          <text:p/>
        </draw:connector>
        <draw:connector draw:style-name="gr5" draw:text-style-name="P5" draw:layer="layout" draw:type="line" svg:x1="3.19cm" svg:y1="4.524cm" svg:x2="4.809cm" svg:y2="6.714cm" draw:start-shape="id1" draw:start-glue-point="1" draw:end-shape="id9" draw:end-glue-point="3" svg:d="M3190 4524l1619 2190" svg:viewBox="0 0 1620 2191">
          <text:p/>
        </draw:connector>
        <draw:connector draw:style-name="gr5" draw:text-style-name="P5" draw:layer="layout" draw:type="line" svg:x1="3.19cm" svg:y1="5.519cm" svg:x2="4.809cm" svg:y2="7.445cm" draw:start-shape="id3" draw:start-glue-point="1" draw:end-shape="id10" draw:end-glue-point="3" svg:d="M3190 5519l1619 1926" svg:viewBox="0 0 1620 1927">
          <text:p/>
        </draw:connector>
        <draw:connector draw:style-name="gr5" draw:text-style-name="P5" draw:layer="layout" draw:type="line" svg:x1="3.19cm" svg:y1="6.514cm" svg:x2="4.809cm" svg:y2="8.176cm" draw:start-shape="id5" draw:start-glue-point="1" draw:end-shape="id11" draw:end-glue-point="3" svg:d="M3190 6514l1619 1662" svg:viewBox="0 0 1620 1663">
          <text:p/>
        </draw:connector>
        <draw:connector draw:style-name="gr4" draw:text-style-name="P4" draw:layer="layout" draw:type="line" svg:x1="3.19cm" svg:y1="7.509cm" svg:x2="4.809cm" svg:y2="8.905cm" draw:start-shape="id7" draw:start-glue-point="1" draw:end-shape="id12" draw:end-glue-point="3" svg:d="M3190 7509l1619 1396" svg:viewBox="0 0 1620 1397">
          <text:p text:style-name="P1"><text:span text:style-name="T1">write</text:span></text:p>
        </draw:connector>
        <draw:custom-shape draw:style-name="gr6" draw:text-style-name="P6" xml:id="id13" draw:id="id13" draw:layer="layout" svg:width="2.699cm" svg:height="0.952cm" svg:x="9cm" svg:y="1.699cm">
          <text:p text:style-name="P1"><text:span text:style-name="T1">00000-03FFF</text:span></text:p>
          <draw:enhanced-geometry svg:viewBox="0 0 21600 21600" draw:type="rectangle" draw:enhanced-path="M 0 0 L 21600 0 21600 21600 0 21600 0 0 Z N"/>
        </draw:custom-shape>
        <draw:custom-shape draw:style-name="gr7" draw:text-style-name="P6" xml:id="id15" draw:id="id15" draw:layer="layout" svg:width="2.699cm" svg:height="0.951cm" svg:x="9cm" svg:y="2.695cm">
          <text:p text:style-name="P1"><text:span text:style-name="T1">04000-07FFF</text:span></text:p>
          <draw:enhanced-geometry svg:viewBox="0 0 21600 21600" draw:type="rectangle" draw:enhanced-path="M 0 0 L 21600 0 21600 21600 0 21600 0 0 Z N"/>
        </draw:custom-shape>
        <draw:custom-shape draw:style-name="gr6" draw:text-style-name="P6" xml:id="id16" draw:id="id16" draw:layer="layout" svg:width="2.699cm" svg:height="0.952cm" svg:x="9cm" svg:y="3.689cm">
          <text:p text:style-name="P1"><text:span text:style-name="T1">08000-0BFFF</text:span></text:p>
          <draw:enhanced-geometry svg:viewBox="0 0 21600 21600" draw:type="rectangle" draw:enhanced-path="M 0 0 L 21600 0 21600 21600 0 21600 0 0 Z N"/>
        </draw:custom-shape>
        <draw:custom-shape draw:style-name="gr6" draw:text-style-name="P6" xml:id="id17" draw:id="id17" draw:layer="layout" svg:width="2.699cm" svg:height="0.952cm" svg:x="9cm" svg:y="4.684cm">
          <text:p text:style-name="P1"><text:span text:style-name="T1">0C000-0FFFF</text:span></text:p>
          <draw:enhanced-geometry svg:viewBox="0 0 21600 21600" draw:type="rectangle" draw:enhanced-path="M 0 0 L 21600 0 21600 21600 0 21600 0 0 Z N"/>
        </draw:custom-shape>
        <draw:custom-shape draw:style-name="gr6" draw:text-style-name="P6" xml:id="id14" draw:id="id14" draw:layer="layout" svg:width="2.699cm" svg:height="0.952cm" svg:x="9cm" svg:y="6.779cm">
          <text:p text:style-name="P1"><text:span text:style-name="T1">70000-73FFF</text:span></text:p>
          <draw:enhanced-geometry svg:viewBox="0 0 21600 21600" draw:type="rectangle" draw:enhanced-path="M 0 0 L 21600 0 21600 21600 0 21600 0 0 Z N"/>
        </draw:custom-shape>
        <draw:custom-shape draw:style-name="gr7" draw:text-style-name="P6" xml:id="id18" draw:id="id18" draw:layer="layout" svg:width="2.699cm" svg:height="0.951cm" svg:x="9cm" svg:y="7.838cm">
          <text:p text:style-name="P1"><text:span text:style-name="T1">74000-77FFF</text:span></text:p>
          <draw:enhanced-geometry svg:viewBox="0 0 21600 21600" draw:type="rectangle" draw:enhanced-path="M 0 0 L 21600 0 21600 21600 0 21600 0 0 Z N"/>
        </draw:custom-shape>
        <draw:custom-shape draw:style-name="gr6" draw:text-style-name="P6" xml:id="id19" draw:id="id19" draw:layer="layout" svg:width="2.699cm" svg:height="0.952cm" svg:x="9cm" svg:y="8.832cm">
          <text:p text:style-name="P1"><text:span text:style-name="T1">78000-7BFFF</text:span></text:p>
          <draw:enhanced-geometry svg:viewBox="0 0 21600 21600" draw:type="rectangle" draw:enhanced-path="M 0 0 L 21600 0 21600 21600 0 21600 0 0 Z N"/>
        </draw:custom-shape>
        <draw:custom-shape draw:style-name="gr6" draw:text-style-name="P6" draw:layer="layout" svg:width="2.699cm" svg:height="0.952cm" svg:x="9cm" svg:y="9.827cm">
          <text:p text:style-name="P1"><text:span text:style-name="T1">7C000-7 FFFF</text:span></text:p>
          <draw:enhanced-geometry svg:viewBox="0 0 21600 21600" draw:type="rectangle" draw:enhanced-path="M 0 0 L 21600 0 21600 21600 0 21600 0 0 Z N"/>
        </draw:custom-shape>
        <draw:custom-shape draw:style-name="gr8" draw:text-style-name="P7" draw:layer="layout" svg:width="2.699cm" svg:height="0.952cm" svg:x="9cm" svg:y="5.763cm">
          <text:p text:style-name="P1"><text:span text:style-name="T1">...</text:span></text:p>
          <draw:enhanced-geometry svg:viewBox="0 0 21600 21600" draw:type="rectangle" draw:enhanced-path="M 0 0 L 21600 0 21600 21600 0 21600 0 0 Z N"/>
        </draw:custom-shape>
        <draw:connector draw:style-name="gr9" draw:text-style-name="P5" draw:layer="layout" draw:type="line" svg:x1="6.619cm" svg:y1="2.873cm" svg:x2="9cm" svg:y2="2.175cm" draw:start-shape="id2" draw:start-glue-point="1" draw:end-shape="id13" draw:end-glue-point="3" svg:d="M6619 2873l2381-698" svg:viewBox="0 0 2382 699">
          <text:p/>
        </draw:connector>
        <draw:connector draw:style-name="gr9" draw:text-style-name="P5" draw:layer="layout" draw:type="line" svg:x1="6.587cm" svg:y1="6.714cm" svg:x2="9cm" svg:y2="7.255cm" draw:start-shape="id9" draw:start-glue-point="1" draw:end-shape="id14" draw:end-glue-point="3" svg:d="M6587 6714l2413 541" svg:viewBox="0 0 2414 542">
          <text:p/>
        </draw:connector>
        <draw:connector draw:style-name="gr9" draw:text-style-name="P5" draw:layer="layout" draw:type="line" svg:x1="6.619cm" svg:y1="3.604cm" svg:x2="9cm" svg:y2="3.17cm" draw:start-shape="id4" draw:start-glue-point="1" draw:end-shape="id15" draw:end-glue-point="3" svg:d="M6619 3604l2381-434" svg:viewBox="0 0 2382 435">
          <text:p/>
        </draw:connector>
        <draw:connector draw:style-name="gr9" draw:text-style-name="P5" draw:layer="layout" draw:type="line" svg:x1="6.619cm" svg:y1="4.335cm" svg:x2="9cm" svg:y2="4.165cm" draw:start-shape="id6" draw:start-glue-point="1" draw:end-shape="id16" draw:end-glue-point="3" svg:d="M6619 4335l2381-170" svg:viewBox="0 0 2382 171">
          <text:p/>
        </draw:connector>
        <draw:connector draw:style-name="gr9" draw:text-style-name="P5" draw:layer="layout" draw:type="line" svg:x1="6.619cm" svg:y1="5.064cm" svg:x2="9cm" svg:y2="5.16cm" draw:start-shape="id8" draw:start-glue-point="1" draw:end-shape="id17" draw:end-glue-point="3" svg:d="M6619 5064l2381 96" svg:viewBox="0 0 2382 97">
          <text:p/>
        </draw:connector>
        <draw:connector draw:style-name="gr9" draw:text-style-name="P5" draw:layer="layout" draw:type="line" svg:x1="6.587cm" svg:y1="7.445cm" svg:x2="9cm" svg:y2="8.313cm" draw:start-shape="id10" draw:end-shape="id18" draw:end-glue-point="3" svg:d="M6587 7445l2413 868" svg:viewBox="0 0 2414 869">
          <text:p/>
        </draw:connector>
        <draw:connector draw:style-name="gr9" draw:text-style-name="P5" draw:layer="layout" draw:type="line" svg:x1="6.587cm" svg:y1="8.176cm" svg:x2="9cm" svg:y2="9.308cm" draw:start-shape="id11" draw:end-shape="id19" draw:end-glue-point="3" svg:d="M6587 8176l2413 1132" svg:viewBox="0 0 2414 1133">
          <text:p/>
        </draw:connector>
        <draw:connector draw:style-name="gr9" draw:text-style-name="P5" draw:layer="layout" draw:type="line" svg:x1="6.587cm" svg:y1="8.905cm" svg:x2="9cm" svg:y2="5.16cm" draw:start-shape="id12" draw:start-glue-point="1" draw:end-shape="id17" draw:end-glue-point="3" svg:d="M6587 8905l2413-3745" svg:viewBox="0 0 2414 3746">
          <text:p/>
        </draw:connector>
        <draw:frame draw:style-name="gr10" draw:text-style-name="P8" draw:layer="layout" svg:width="2.095cm" svg:height="0.645cm" svg:x="1.031cm" svg:y="3.276cm">
          <draw:text-box>
            <text:p><text:span text:style-name="T1">CPU Addr</text:span></text:p>
          </draw:text-box>
        </draw:frame>
        <draw:frame draw:style-name="gr10" draw:text-style-name="P8" draw:layer="layout" svg:width="2.317cm" svg:height="0.645cm" svg:x="4.525cm" svg:y="1.879cm">
          <draw:text-box>
            <text:p><text:span text:style-name="T1">MMU Regs</text:span></text:p>
          </draw:text-box>
        </draw:frame>
        <draw:frame draw:style-name="gr10" draw:text-style-name="P8" draw:layer="layout" svg:width="2.762cm" svg:height="0.645cm" svg:x="8.969cm" svg:y="1.022cm">
          <draw:text-box>
            <text:p><text:span text:style-name="T1">RAM Add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